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byssinica SIL"/>
    </style:style>
    <style:style style:name="P2" style:family="paragraph" style:parent-style-name="Standard">
      <style:text-properties style:font-name="Abyssinica SIL" fo:font-size="17pt" style:font-size-asian="17pt" style:font-size-complex="17pt"/>
    </style:style>
    <style:style style:name="P3" style:family="paragraph" style:parent-style-name="Standard">
      <style:text-properties style:font-name="Abyssinica SIL" fo:font-size="17pt" officeooo:rsid="001c175d" officeooo:paragraph-rsid="001c175d" style:font-size-asian="17pt" style:font-size-complex="17pt"/>
    </style:style>
    <style:style style:name="P4" style:family="paragraph" style:parent-style-name="Standard">
      <style:text-properties style:font-name="Abyssinica SIL" fo:font-size="16pt" style:font-size-asian="16pt" style:font-size-complex="16pt"/>
    </style:style>
    <style:style style:name="P5" style:family="paragraph" style:parent-style-name="Standard">
      <style:text-properties style:font-name="Abyssinica SIL" fo:font-size="16pt" officeooo:rsid="001c175d" officeooo:paragraph-rsid="001c175d" style:font-size-asian="16pt" style:font-size-complex="16pt"/>
    </style:style>
    <style:style style:name="P6" style:family="paragraph" style:parent-style-name="Standard">
      <style:text-properties style:font-name="Liberation Serif"/>
    </style:style>
    <style:style style:name="P7" style:family="paragraph" style:parent-style-name="Standard">
      <style:text-properties style:font-name="Abyssinica SIL" fo:font-size="16pt" officeooo:rsid="001c175d" officeooo:paragraph-rsid="001c175d" style:font-size-asian="16pt" style:font-size-complex="16pt"/>
    </style:style>
    <style:style style:name="P8" style:family="paragraph" style:parent-style-name="Standard">
      <style:text-properties style:font-name="Abyssinica SIL" fo:font-size="17pt" style:font-size-asian="17pt" style:font-size-complex="17pt"/>
    </style:style>
    <style:style style:name="T1" style:family="text">
      <style:text-properties fo:font-size="17pt" style:font-size-asian="17pt" style:font-size-complex="17pt"/>
    </style:style>
    <style:style style:name="T2" style:family="text">
      <style:text-properties style:font-name="Liberation Serif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" style:family="text">
      <style:text-properties style:font-name="Liberation Serif" fo:font-size="26pt" style:text-underline-style="solid" style:text-underline-width="auto" style:text-underline-color="font-color" fo:font-weight="bold" officeooo:rsid="00200df1" style:font-size-asian="26pt" style:font-weight-asian="bold" style:font-size-complex="26pt" style:font-weight-complex="bold"/>
    </style:style>
    <style:style style:name="T4" style:family="text">
      <style:text-properties fo:font-size="16pt" officeooo:rsid="001c175d" style:font-size-asian="16pt" style:font-size-complex="16pt"/>
    </style:style>
    <style:style style:name="T5" style:family="text">
      <style:text-properties fo:font-size="16pt" officeooo:rsid="00200df1" style:font-size-asian="16pt" style:font-size-complex="16pt"/>
    </style:style>
    <style:style style:name="T6" style:family="text">
      <style:text-properties fo:font-size="16pt" officeooo:rsid="0024aa60" style:font-size-asian="16pt" style:font-size-complex="16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officeooo:rsid="00200d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 <text:span text:style-name="T7"><text:s/></text:span><text:span text:style-name="T2">Assignment no : </text:span><text:span text:style-name="T3">5</text:span></text:p>
      <text:p text:style-name="P6"/>
      <text:p text:style-name="P4">Date : 0<text:span text:style-name="T8">7</text:span>/08/2024<text:tab/><text:tab/><text:tab/><text:tab/><text:tab/>Name : Atharva B. Iparkar</text:p>
      <text:p text:style-name="P4"><text:tab/><text:tab/><text:tab/><text:tab/><text:tab/><text:tab/><text:tab/><text:tab/>Roll no : S211045</text:p>
      <text:p text:style-name="P4"><text:tab/><text:tab/><text:tab/><text:tab/><text:tab/><text:tab/><text:tab/><text:tab/>Class : S.E.</text:p>
      <text:p text:style-name="P4"><text:tab/><text:tab/><text:tab/><text:tab/><text:tab/><text:tab/><text:tab/><text:tab/>Div : A</text:p>
      <text:p text:style-name="P4"><text:tab/><text:tab/><text:tab/><text:tab/><text:tab/><text:tab/><text:tab/><text:tab/>Batch : A-2</text:p>
      <text:p text:style-name="P1"/>
      <text:p text:style-name="P1"><text:span text:style-name="T1">Problem Statement : </text:span><text:span text:style-name="T4">To </text:span><text:span text:style-name="T5">draw </text:span><text:span text:style-name="T6">get points</text:span><text:span text:style-name="T5"> using DDA Line </text:span><text:span text:style-name="T6">Algorithm</text:span></text:p>
      <text:p text:style-name="P1"/>
      <text:p text:style-name="P2">Code : </text:p>
      <text:p text:style-name="P2">#include&lt;iostream&gt;</text:p>
      <text:p text:style-name="P2">using namespace std;</text:p>
      <text:p text:style-name="P2">class point {</text:p>
      <text:p text:style-name="P2">public :</text:p>
      <text:p text:style-name="P2">float x0, y0;</text:p>
      <text:p text:style-name="P2"/>
      <text:p text:style-name="P2">void accept() {</text:p>
      <text:p text:style-name="P2">cin&gt;&gt;x0&gt;&gt;y0;</text:p>
      <text:p text:style-name="P2">}</text:p>
      <text:p text:style-name="P2"/>
      <text:p text:style-name="P2">void display() {</text:p>
      <text:p text:style-name="P2">cout&lt;&lt;"point is : ("&lt;&lt;x0&lt;&lt;","&lt;&lt;y0&lt;&lt;")"&lt;&lt;endl;</text:p>
      <text:p text:style-name="P2">}</text:p>
      <text:p text:style-name="P2"/>
      <text:p text:style-name="P2">void DDALine (float x1, float y1, float x2, float y2) {</text:p>
      <text:p text:style-name="P2">float x,y,dx,dy,xinc,yinc,steps;</text:p>
      <text:p text:style-name="P2">dx = x2 - x1;</text:p>
      <text:p text:style-name="P2">dy = y2 - y1;</text:p>
      <text:p text:style-name="P2">x = x1;</text:p>
      <text:p text:style-name="P2">y = y1;</text:p>
      <text:p text:style-name="P2"/>
      <text:p text:style-name="P2"><text:soft-page-break/>while ((x &lt;= x2) &amp;&amp; (y &lt;= y2)) {</text:p>
      <text:p text:style-name="P2">if (dx &gt; dy) {</text:p>
      <text:p text:style-name="P2">steps = dx;</text:p>
      <text:p text:style-name="P2">} else {</text:p>
      <text:p text:style-name="P2">steps = dy;</text:p>
      <text:p text:style-name="P2">}</text:p>
      <text:p text:style-name="P2">xinc = dx/steps;</text:p>
      <text:p text:style-name="P2">yinc = dy/steps;</text:p>
      <text:p text:style-name="P2">x = x + xinc;</text:p>
      <text:p text:style-name="P2">y = y + yinc;</text:p>
      <text:p text:style-name="P2">cout&lt;&lt;"point is : ("&lt;&lt;x&lt;&lt;","&lt;&lt;y&lt;&lt;")"&lt;&lt;endl;</text:p>
      <text:p text:style-name="P2">}</text:p>
      <text:p text:style-name="P2">}</text:p>
      <text:p text:style-name="P2">};</text:p>
      <text:p text:style-name="P2"/>
      <text:p text:style-name="P2">int main() {</text:p>
      <text:p text:style-name="P2">point P1, P2, P3;</text:p>
      <text:p text:style-name="P2"/>
      <text:p text:style-name="P2">cout&lt;&lt;"Enter the start pt. coordinate : ";</text:p>
      <text:p text:style-name="P2">P1.accept();</text:p>
      <text:p text:style-name="P2">P1.display();</text:p>
      <text:p text:style-name="P2">cout&lt;&lt;"Enter the end pt. coordinate : ";</text:p>
      <text:p text:style-name="P2">P2.accept();</text:p>
      <text:p text:style-name="P2">P2.display();</text:p>
      <text:p text:style-name="P2"/>
      <text:p text:style-name="P2">P3.DDALine(P1.x0, P1.y0, P2.x0, P2.y0);</text:p>
      <text:p text:style-name="P2">return 0;</text:p>
      <text:p text:style-name="P2"/>
      <text:p text:style-name="P2">}</text:p>
      <text:p text:style-name="P2"/>
      <text:p text:style-name="P3">Output : </text:p>
      <text:p text:style-name="P5"><text:soft-page-break/>d_comp_pl_ii_11@d-comp-pl-ii-11:~/SE_A2_S211045_Atharva$ g++ DDA_Algo.cpp -o d -lgraph</text:p>
      <text:p text:style-name="P5">d_comp_pl_ii_11@d-comp-pl-ii-11:~/SE_A2_S211045_Atharva$ ./d</text:p>
      <text:p text:style-name="P5">Enter the start pt. coordinate : 10</text:p>
      <text:p text:style-name="P5">20</text:p>
      <text:p text:style-name="P5">point is : (10,20)</text:p>
      <text:p text:style-name="P5">Enter the end pt. coordinate : 30</text:p>
      <text:p text:style-name="P5">40</text:p>
      <text:p text:style-name="P5">point is : (30,40)</text:p>
      <text:p text:style-name="P5">point is : (11,21)</text:p>
      <text:p text:style-name="P5">point is : (12,22)</text:p>
      <text:p text:style-name="P5">point is : (13,23)</text:p>
      <text:p text:style-name="P5">point is : (14,24)</text:p>
      <text:p text:style-name="P5">point is : (15,25)</text:p>
      <text:p text:style-name="P5">point is : (16,26)</text:p>
      <text:p text:style-name="P5">point is : (17,27)</text:p>
      <text:p text:style-name="P5">point is : (18,28)</text:p>
      <text:p text:style-name="P5">point is : (19,29)</text:p>
      <text:p text:style-name="P5">point is : (20,30)</text:p>
      <text:p text:style-name="P5">point is : (21,31)</text:p>
      <text:p text:style-name="P5">point is : (22,32)</text:p>
      <text:p text:style-name="P5">point is : (23,33)</text:p>
      <text:p text:style-name="P5">point is : (24,34)</text:p>
      <text:p text:style-name="P5">point is : (25,35)</text:p>
      <text:p text:style-name="P5">point is : (26,36)</text:p>
      <text:p text:style-name="P5">point is : (27,37)</text:p>
      <text:p text:style-name="P5">point is : (28,38)</text:p>
      <text:p text:style-name="P5">point is : (29,39)</text:p>
      <text:p text:style-name="P5">point is : (30,40)</text:p>
      <text:p text:style-name="P5">point is : (31,41)</text:p>
      <text:p text:style-name="P5">d_comp_pl_ii_11@d-comp-pl-ii-11:~/SE_A2_S211045_Atharva$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1T15:42:14.706317573</meta:creation-date>
    <dc:date>2024-08-08T16:11:37.897471564</dc:date>
    <meta:editing-duration>PT32M55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3" meta:paragraph-count="81" meta:word-count="290" meta:character-count="1596" meta:non-whitespace-character-count="1344"/>
  </office:meta>
</office:document-meta>
</file>